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margin-left="0cm" fo:margin-right="0cm" fo:line-height="150%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62704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Times New Roman" fo:font-size="12pt" officeooo:paragraph-rsid="0014de4d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/>
      <style:text-properties officeooo:paragraph-rsid="0014de4d"/>
    </style:style>
    <style:style style:name="P6" style:family="paragraph" style:parent-style-name="Text_20_body">
      <style:paragraph-properties fo:margin-top="0cm" fo:margin-bottom="0cm" style:contextual-spacing="false" fo:line-height="150%"/>
      <style:text-properties officeooo:paragraph-rsid="0014de4d"/>
    </style:style>
    <style:style style:name="P7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62704" officeooo:paragraph-rsid="00162704" style:font-size-asian="12pt" style:font-size-complex="12p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27aad" officeooo:paragraph-rsid="0014de4d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12854" officeooo:paragraph-rsid="0014de4d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4de4d" style:font-size-asian="12pt" style:font-size-complex="12pt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officeooo:paragraph-rsid="0014de4d" style:font-size-asian="12pt" style:font-size-complex="12pt"/>
    </style:style>
    <style:style style:name="P14" style:family="paragraph" style:parent-style-name="Standard">
      <style:paragraph-properties fo:margin-top="0.176cm" fo:margin-bottom="0.176cm" style:contextual-spacing="false" fo:line-height="0.423cm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2387b"/>
    </style:style>
    <style:style style:name="T2" style:family="text">
      <style:text-properties officeooo:rsid="00162704"/>
    </style:style>
    <style:style style:name="T3" style:family="text">
      <style:text-properties officeooo:rsid="0015361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2704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style:font-name="Times New Roman" fo:font-size="12pt" style:text-underline-style="none" officeooo:rsid="0012387b" style:text-blinking="false" fo:background-color="transparent" loext:char-shading-value="0" style:font-size-asian="12pt" style:font-size-complex="12pt"/>
    </style:style>
    <style:style style:name="T8" style:family="text">
      <style:text-properties fo:color="#000000" loext:opacity="100%" style:text-line-through-style="none" style:text-line-through-type="none" style:font-name="Times New Roman" fo:font-size="12pt" style:text-underline-style="none" officeooo:rsid="00162704" style:text-blinking="false" fo:background-color="transparent" loext:char-shading-value="0" style:font-size-asian="12pt" style:font-size-complex="12pt"/>
    </style:style>
    <style:style style:name="T9" style:family="text">
      <style:text-properties fo:color="#000000" loext:opacity="100%" style:text-line-through-style="none" style:text-line-through-type="none" style:font-name="Times New Roman" fo:font-size="12pt" style:text-underline-style="none" officeooo:rsid="000d5f9a" style:text-blinking="false" fo:background-color="transparent" loext:char-shading-value="0" style:font-size-asian="12pt" style:font-size-complex="12pt"/>
    </style:style>
    <style:style style:name="T10" style:family="text">
      <style:text-properties fo:color="#000000" loext:opacity="100%" style:text-line-through-style="none" style:text-line-through-type="none" style:font-name="Times New Roman" fo:font-size="12pt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color="#729fcf" loext:opacity="100%"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127aad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12387b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18eac3" style:font-weight-asian="bold" style:font-weight-complex="bold"/>
    </style:style>
    <style:style style:name="T16" style:family="text">
      <style:text-properties fo:font-size="11pt" fo:language="es" fo:country="ES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catoria de reunión [motivo_reunion;type='text';title='Motivo de la reunión';placeholder='Ej. coordinación del proyecto, seguimiento de actuaciones…';description='Se añadirá a continuación del texto "Convocatoria de reunión"';length='120']</text:p>
      <text:p text:style-name="P2"/>
      <text:p text:style-name="P2">Estimado Director, <text:span text:style-name="T1">estimada </text:span><text:s/>Directora, </text:p>
      <text:p text:style-name="P3"/>
      <text:p text:style-name="P3"><text:span text:style-name="T1">Desde </text:span><text:span text:style-name="T2">e</text:span><text:span text:style-name="T1">l [area;type='text';title='Área convocante';placeholder='Ej. Área de Tecnología Educativa';description='Nombre completo del área que convoca la reunión';length='150']</text:span><text:span text:style-name="T2"> </text:span><text:span text:style-name="T1">de la Dirección General de Ordenación de las </text:span><text:span text:style-name="T3">E</text:span><text:span text:style-name="T1">nseñanzas, Inclusión e Innovación, s</text:span>e convoca <text:span text:style-name="T3">a</text:span> [convocado;type='text';title='Persona convocada';placeholder='Ej. María García López';description='Nombre y apellidos de la persona convocada';ope=utf8,upperw;length='120'] de su Centro, a la <text:span text:style-name="T4">reunión</text:span><text:span text:style-name="T5"> </text:span><text:span text:style-name="T6">[tipo_reunion;type='select';title='Tipo de reunión';values='presencial|telemática';description='Seleccione el tipo de reunión']</text:span><text:span text:style-name="T4"> que tendrá lugar en la siguiente fecha y horario:</text:span></text:p>
      <text:list text:style-name="L1">
        <text:list-header>
          <text:p text:style-name="P4"/>
          <text:p text:style-name="P5"><text:span text:style-name="Strong_20_Emphasis"><text:span text:style-name="T7">Lugar: </text:span></text:span><text:span text:style-name="Strong_20_Emphasis"><text:span text:style-name="T8">[lugar;type='text';title='Lugar de la reunión';placeholder='Ej. Sala de reuniones – Edificio central / Enlace de videoconferencia';description='Indique la sala o el enlace de la reunión';length='200']</text:span></text:span></text:p>
          <text:p text:style-name="P5"><text:span text:style-name="Strong_20_Emphasis"><text:span text:style-name="T7">D</text:span></text:span><text:span text:style-name="Strong_20_Emphasis"><text:span text:style-name="T9">ía</text:span></text:span><text:span text:style-name="Strong_20_Emphasis"><text:span text:style-name="T7">: </text:span></text:span><text:span text:style-name="Strong_20_Emphasis"><text:span text:style-name="T8">[dia;type='date';title='Fecha de la reunión';description='Día en el que tendrá lugar la reunión']</text:span></text:span></text:p>
          <text:p text:style-name="P5"><text:span text:style-name="Strong_20_Emphasis"><text:span text:style-name="T9">Ho</text:span></text:span><text:span text:style-name="Strong_20_Emphasis"><text:span text:style-name="T7">rario:</text:span></text:span><text:span text:style-name="Strong_20_Emphasis"><text:span text:style-name="T10"> </text:span></text:span><text:span text:style-name="Strong_20_Emphasis"><text:span text:style-name="T8">[horario;type='text';title='Horario';placeholder='Ej. 10:00 – 11:30';description='Hora de inicio y finalización de la reunión';pattern='^[0-9]{1,2}:[0-9]{2}\s?[-–]\s?[0-9]{1,2}:[0-9]{2}$';patternmsg='Formato esperado: 10:00 - 11:30']</text:span></text:span></text:p>
          <text:p text:style-name="P5"><text:span text:style-name="Strong_20_Emphasis"><text:span text:style-name="T11"/></text:span></text:p>
        </text:list-header>
      </text:list>
      <text:p text:style-name="P6"><text:span text:style-name="T12">Con el siguiente </text:span><text:span text:style-name="Strong_20_Emphasis"><text:span text:style-name="T13">orden del día:</text:span></text:span></text:p>
      <text:p text:style-name="P7">[orden_del_dia;type='html';title='Orden del día';description='Introduzca los puntos del orden del <text:soft-page-break/>día. Se recomienda usar una lista con viñetas o numeración']</text:p>
      <text:p text:style-name="P8"/>
      <text:p text:style-name="P9">Se ruega trasladar esta información a las personas interesadas.</text:p>
      <text:p text:style-name="P10"/>
      <text:p text:style-name="P10">Agradeciendo su colaboración, reciba un saludo.</text:p>
      <text:p text:style-name="P8"/>
      <text:p text:style-name="P11"/>
      <text:p text:style-name="P12"/>
      <text:p text:style-name="P13"><text:span text:style-name="T14">EL RESPONSABLE DEL SERVICIO DE ORDENACIÓN DE LAS ENSEÑANZAS </text:span><text:span text:style-name="T15">Y EDUCACIÓN DE PERSONAS ADULT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1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1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251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2" text:anchor-type="char" svg:x="11.973cm" svg:y="0.584cm" svg:width="2.565cm" svg:height="0.977cm" draw:z-index="1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1cm" draw:z-index="0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text:anchor-type="char" draw:z-index="2" draw:name="Forma1" draw:style-name="Mgr1" draw:text-style-name="MP7" svg:width="29.848cm" svg:height="1.216cm" draw:transform="rotate (1.5707963267949) translate (-1.920875cm 27.5960416666667cm)"><draw:text-box><text:p text:style-name="MP6"><text:span text:style-name="MT3">Avda. Buenos Aires 3-5, Edf. Tres de Mayo Planta 4ª <text:s/>| CP 38071 Santa Cruz de Tenerife <text:s/>| <text:s/>Tfno: 922 42 35 00 <text:s text:c="3"/>| Fax: 922 42 38 06</text:span></text:p><text:p text:style-name="MP6"><text:span text:style-name="MT3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3" draw:name="Imagen2" text:anchor-type="char" svg:x="0.072cm" svg:y="0.018cm" svg:width="9.349cm" svg:height="2.17cm" draw:z-index="3"><draw:image xlink:href="Pictures/100000010000044D000000F6F396B0D7.png" xlink:type="simple" xlink:show="embed" xlink:actuate="onLoad" draw:mime-type="image/png"/></draw:frame></text:p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</meta:editing-cycles>
    <meta:editing-duration>PT25M51S</meta:editing-duration>
    <meta:generator>LibreOffice/25.8.4.2$MacOSX_AARCH64 LibreOffice_project/290daaa01b999472f0c7a3890eb6a550fd74c6df</meta:generator>
    <dc:date>2026-03-04T07:49:11.928016000</dc:date>
    <meta:document-statistic meta:table-count="0" meta:image-count="2" meta:object-count="0" meta:page-count="2" meta:paragraph-count="16" meta:word-count="198" meta:character-count="1886" meta:non-whitespace-character-count="1699"/>
  </office:meta>
</office:document-meta>
</file>